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41cm" fo:margin-top="0cm" fo:margin-bottom="0cm" table:align="center" style:writing-mode="lr-tb"/>
    </style:style>
    <style:style style:name="Таблица1.A" style:family="table-column">
      <style:table-column-properties style:column-width="16.4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2" style:family="table">
      <style:table-properties style:width="16.441cm" fo:margin-top="0cm" fo:margin-bottom="0cm" table:align="center" style:writing-mode="lr-tb"/>
    </style:style>
    <style:style style:name="Таблица2.A" style:family="table-column">
      <style:table-column-properties style:column-width="16.4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3" style:family="table">
      <style:table-properties style:width="16.441cm" fo:margin-top="0cm" fo:margin-bottom="0cm" table:align="center" style:writing-mode="lr-tb"/>
    </style:style>
    <style:style style:name="Таблица3.A" style:family="table-column">
      <style:table-column-properties style:column-width="16.44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Таблица4" style:family="table">
      <style:table-properties style:width="16.501cm" fo:margin-left="-0.191cm" fo:margin-top="0cm" fo:margin-bottom="0cm" table:align="left" style:writing-mode="lr-tb"/>
    </style:style>
    <style:style style:name="Таблица4.A" style:family="table-column">
      <style:table-column-properties style:column-width="3.191cm"/>
    </style:style>
    <style:style style:name="Таблица4.B" style:family="table-column">
      <style:table-column-properties style:column-width="13.30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5" style:family="table">
      <style:table-properties style:width="16.484cm" fo:margin-top="0cm" fo:margin-bottom="0cm" table:align="center" style:writing-mode="lr-tb"/>
    </style:style>
    <style:style style:name="Таблица5.A" style:family="table-column">
      <style:table-column-properties style:column-width="8.634cm"/>
    </style:style>
    <style:style style:name="Таблица5.B" style:family="table-column">
      <style:table-column-properties style:column-width="3.475cm"/>
    </style:style>
    <style:style style:name="Таблица5.C" style:family="table-column">
      <style:table-column-properties style:column-width="4.37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5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 style:list-style-name="WWNum39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20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.543cm" fo:margin-right="0cm" fo:text-indent="0cm" style:auto-text-indent="false"/>
    </style:style>
    <style:style style:name="P22" style:family="paragraph" style:parent-style-name="Standard">
      <style:paragraph-properties fo:margin-left="0.54cm" fo:margin-right="0cm" fo:text-indent="0cm" style:auto-text-indent="false"/>
    </style:style>
    <style:style style:name="P23" style:family="paragraph" style:parent-style-name="Standard">
      <style:paragraph-properties fo:margin-top="0.071cm" fo:margin-bottom="0.071cm" loext:contextual-spacing="false"/>
    </style:style>
    <style:style style:name="P24" style:family="paragraph" style:parent-style-name="Standard">
      <style:paragraph-properties fo:margin-left="0cm" fo:margin-right="-0.078cm" fo:margin-top="0.071cm" fo:margin-bottom="0.071cm" loext:contextual-spacing="false" fo:text-indent="0cm" style:auto-text-indent="false"/>
    </style:style>
    <style:style style:name="P25" style:family="paragraph" style:parent-style-name="Standard">
      <style:paragraph-properties fo:margin-left="0.231cm" fo:margin-right="0cm" fo:text-indent="0cm" style:auto-text-indent="false">
        <style:tab-stops>
          <style:tab-stop style:position="1.501cm"/>
        </style:tab-stops>
      </style:paragraph-properties>
    </style:style>
    <style:style style:name="P26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27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1cm" fo:margin-right="0cm" fo:margin-top="0.106cm" fo:margin-bottom="0cm" loext:contextual-spacing="false" fo:text-indent="0cm" style:auto-text-indent="false"/>
    </style:style>
    <style:style style:name="P31" style:family="paragraph" style:parent-style-name="Standard">
      <style:paragraph-properties fo:margin-left="1.499cm" fo:margin-right="0cm" fo:margin-top="0cm" fo:margin-bottom="0cm" loext:contextual-spacing="true" fo:line-height="0.459cm" fo:text-indent="0cm" style:auto-text-indent="false">
        <style:tab-stops>
          <style:tab-stop style:position="1.501cm"/>
        </style:tab-stops>
      </style:paragraph-properties>
    </style:style>
    <style:style style:name="P3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>
        <style:tab-stops>
          <style:tab-stop style:position="1.251cm"/>
        </style:tab-stops>
      </style:paragraph-properties>
      <style:text-properties style:rfc-language-tag="x-none"/>
    </style:style>
    <style:style style:name="P33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34" style:family="paragraph" style:parent-style-name="List_20_Paragraph" style:list-style-name="WWNum39">
      <style:paragraph-properties fo:orphans="2" fo:widows="2"/>
    </style:style>
    <style:style style:name="P35" style:family="paragraph" style:parent-style-name="kr_5f_обычный">
      <style:paragraph-properties fo:margin-left="0cm" fo:margin-right="0cm" fo:text-indent="0cm" style:auto-text-indent="false"/>
    </style:style>
    <style:style style:name="P36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T1" style:family="text">
      <style:text-properties fo:font-size="14pt" style:font-size-asian="14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style:font-size-complex="14pt"/>
    </style:style>
    <style:style style:name="T5" style:family="text">
      <style:text-properties fo:color="#000000" style:font-size-complex="14pt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/>
    </style:style>
    <style:style style:name="T8" style:family="text">
      <style:text-properties fo:color="#000000" style:font-name="SFRM1200" fo:font-size="11pt" style:font-size-asian="11pt" style:font-size-complex="11pt"/>
    </style:style>
    <style:style style:name="T9" style:family="text">
      <style:text-properties fo:color="#000000" style:font-name="SFRM1200"/>
    </style:style>
    <style:style style:name="T10" style:family="text">
      <style:text-properties fo:color="#000000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rfc-language-tag-asian="x-none"/>
    </style:style>
    <style:style style:name="T13" style:family="text">
      <style:text-properties style:rfc-language-tag="x-none" style:rfc-language-tag-asian="x-none"/>
    </style:style>
    <style:style style:name="T14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АННОТАЦИЯ</text:p>
      <text:p text:style-name="P2">РАБОЧЕЙ ПРОГРАММЫ ДИСЦИПЛИНЫ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<text:span text:style-name="T1">МАТЕМАТИЧЕСКАЯ ЛОГИКА И ТЕОРИЯ АЛГОРИТМОВ</text:span></text:p>
          </table:table-cell>
        </table:table-row>
        <table:table-row table:style-name="Таблица1.1">
          <table:table-cell table:style-name="Таблица1.A2" office:value-type="string">
            <text:p text:style-name="P2"><text:span text:style-name="T2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16">Направление подготовки/специальность высшего образования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09.03.02 "Информационные системы и технологии"</text:p>
          </table:table-cell>
        </table:table-row>
        <table:table-row table:style-name="Таблица2.1">
          <table:table-cell table:style-name="Таблица2.A2" office:value-type="string">
            <text:p text:style-name="P2"><text:span text:style-name="T2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17">Программа бакалавриата/магистратуры/специалитета: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2">Информационные системы и технологии на предприятиях / в машиностроении</text:p>
          </table:table-cell>
        </table:table-row>
        <table:table-row table:style-name="Таблица3.1">
          <table:table-cell table:style-name="Таблица3.A1" office:value-type="string">
            <text:p text:style-name="P2"/>
          </table:table-cell>
        </table:table-row>
        <table:table-row table:style-name="Таблица3.1">
          <table:table-cell table:style-name="Таблица3.A3" office:value-type="string">
            <text:p text:style-name="P2"><text:span text:style-name="T2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Квалификация:</text:p>
          </table:table-cell>
          <table:table-cell table:style-name="Таблица4.B1" office:value-type="string">
            <text:p text:style-name="P3">академический бакалавр</text:p>
          </table:table-cell>
        </table:table-row>
      </table:table>
      <text:p text:style-name="P3"/>
      <text:p text:style-name="P3"><text:span text:style-name="T3">1. Цели и задачи освоения дисциплины </text:span></text:p>
      <text:p text:style-name="P14"><text:span text:style-name="T4">Цель: обучение студентов методам мышления, характерным для дискретной математики, основным понятиям таких ее дисциплин как "Алгебра высказываний и ее приложения, Исчисление высказываний (секвенций), Логика предикатов, Основы теории алгоритмов.</text:span></text:p>
      <text:p text:style-name="P14"><text:span text:style-name="T4">Задачи:</text:span></text:p>
      <text:p text:style-name="P14"><text:span text:style-name="T4">•<text:tab/>овладение основными методами решения задач по математической логики и теории алгоритмов из указанных разделов; </text:span></text:p>
      <text:p text:style-name="P14"><text:span text:style-name="T4">•<text:tab/>развитие у студентов навыков алгоритмического мышления на примерах решения задач из указанных разделов математической логики и теории алгоритмов и обучение их алгоритмам решения ряда типовых задач.</text:span></text:p>
      <text:p text:style-name="P14"><text:span text:style-name="T3">2. Компетенции обучающегося, формируемые в результате освоения дисциплины </text:span></text:p>
      <text:p text:style-name="P18"><text:span text:style-name="T4">Выпускник должен обладать следующими компетенциями </text:span></text:p>
      <text:list xml:id="list3737947530048951950" text:style-name="WWNum23">
        <text:list-item>
          <text:p text:style-name="P19"><text:span text:style-name="T4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</text:list-item>
        <text:list-item>
          <text:p text:style-name="P19"><text:span text:style-name="T5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</text:list-item>
      </text:list>
      <text:p text:style-name="P18">В результате освоения <text:span text:style-name="T4">программы</text:span> обучающийся должен:</text:p>
      <text:p text:style-name="P18"><text:span text:style-name="T3">знать</text:span> основные понятия и методы математической логики и теории алгоритмов.</text:p>
      <text:p text:style-name="P18"><text:soft-page-break/><text:span text:style-name="T3">уметь</text:span> решать типовые задачи по основным разделам курса;</text:p>
      <text:p text:style-name="P18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<text:p text:style-name="P20"><text:span text:style-name="T3">3. Основная структура дисциплины</text:span></text:p>
      <text:p text:style-name="P14">Таблица 1 – Структура дисциплин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rows-spanned="3" office:value-type="string">
            <text:p text:style-name="P1"><text:span text:style-name="T6">Вид учебной работы</text:span></text:p>
          </table:table-cell>
          <table:table-cell table:style-name="Таблица5.A1" table:number-columns-spanned="2" office:value-type="string">
            <text:p text:style-name="P1"><text:span text:style-name="T3">Количество часов</text:span></text:p>
          </table:table-cell>
          <table:covered-table-cell/>
        </table:table-row>
        <table:table-row table:style-name="Таблица5.1">
          <table:covered-table-cell/>
          <table:table-cell table:style-name="Таблица5.A1" table:number-rows-spanned="2" office:value-type="string">
            <text:p text:style-name="P1"><text:span text:style-name="T3">Всего</text:span></text:p>
          </table:table-cell>
          <table:table-cell table:style-name="Таблица5.A1" office:value-type="string">
            <text:p text:style-name="P1"><text:span text:style-name="T3">Семестр</text:span></text:p>
          </table:table-cell>
        </table:table-row>
        <table:table-row table:style-name="Таблица5.1">
          <table:covered-table-cell/>
          <table:covered-table-cell/>
          <table:table-cell table:style-name="Таблица5.C3" office:value-type="string">
            <text:p text:style-name="P1"><text:span text:style-name="T3">№ 3</text:span></text:p>
          </table:table-cell>
        </table:table-row>
        <table:table-row table:style-name="Таблица5.1">
          <table:table-cell table:style-name="Таблица5.A4" office:value-type="string">
            <text:p text:style-name="Standard"><text:span text:style-name="T7">Общая трудоемкость дисциплины</text:span></text:p>
          </table:table-cell>
          <table:table-cell table:style-name="Таблица5.B4" office:value-type="string">
            <text:p text:style-name="P1">108</text:p>
          </table:table-cell>
          <table:table-cell table:style-name="Таблица5.C4" office:value-type="string">
            <text:p text:style-name="P1">108</text:p>
          </table:table-cell>
        </table:table-row>
        <table:table-row table:style-name="Таблица5.1">
          <table:table-cell table:style-name="Таблица5.A5" office:value-type="string">
            <text:p text:style-name="Standard"><text:span text:style-name="T7">Аудиторные занятия, в том числе:</text:span></text:p>
          </table:table-cell>
          <table:table-cell table:style-name="Таблица5.B5" office:value-type="string">
            <text:p text:style-name="P1">68</text:p>
          </table:table-cell>
          <table:table-cell table:style-name="Таблица5.C5" office:value-type="string">
            <text:p text:style-name="P1">68</text:p>
          </table:table-cell>
        </table:table-row>
        <table:table-row table:style-name="Таблица5.1">
          <table:table-cell table:style-name="Таблица5.A6" office:value-type="string">
            <text:p text:style-name="P21"><text:span text:style-name="T7">лекции</text:span></text:p>
          </table:table-cell>
          <table:table-cell table:style-name="Таблица5.B6" office:value-type="string">
            <text:p text:style-name="P1">34</text:p>
          </table:table-cell>
          <table:table-cell table:style-name="Таблица5.C6" office:value-type="string">
            <text:p text:style-name="P1">34</text:p>
          </table:table-cell>
        </table:table-row>
        <table:table-row table:style-name="Таблица5.1">
          <table:table-cell table:style-name="Таблица5.A7" office:value-type="string">
            <text:p text:style-name="P22"><text:span text:style-name="T7">лабораторные работы</text:span></text:p>
          </table:table-cell>
          <table:table-cell table:style-name="Таблица5.B7" office:value-type="string">
            <text:p text:style-name="P1">-</text:p>
          </table:table-cell>
          <table:table-cell table:style-name="Таблица5.C7" office:value-type="string">
            <text:p text:style-name="P1">-</text:p>
          </table:table-cell>
        </table:table-row>
        <table:table-row table:style-name="Таблица5.1">
          <table:table-cell table:style-name="Таблица5.A8" office:value-type="string">
            <text:p text:style-name="P21"><text:span text:style-name="T7">практические/семинарские занятия</text:span></text:p>
          </table:table-cell>
          <table:table-cell table:style-name="Таблица5.A1" office:value-type="string">
            <text:p text:style-name="P2">34</text:p>
          </table:table-cell>
          <table:table-cell table:style-name="Таблица5.A1" office:value-type="string">
            <text:p text:style-name="P2">34</text:p>
          </table:table-cell>
        </table:table-row>
        <table:table-row table:style-name="Таблица5.1">
          <table:table-cell table:style-name="Таблица5.A9" office:value-type="string">
            <text:p text:style-name="Standard"><text:span text:style-name="T7">Самостоятельная работа (в том числе курсовое проектирование)</text:span></text:p>
          </table:table-cell>
          <table:table-cell table:style-name="Таблица5.A1" office:value-type="string">
            <text:p text:style-name="P2">40</text:p>
          </table:table-cell>
          <table:table-cell table:style-name="Таблица5.A1" office:value-type="string">
            <text:p text:style-name="P2">40</text:p>
          </table:table-cell>
        </table:table-row>
        <table:table-row table:style-name="Таблица5.1">
          <table:table-cell table:style-name="Таблица5.A10" office:value-type="string">
            <text:p text:style-name="Standard"><text:span text:style-name="T7">Трудоемкость промежуточной аттестации</text:span></text:p>
          </table:table-cell>
          <table:table-cell table:style-name="Таблица5.A1" office:value-type="string">
            <text:p text:style-name="P2"/>
          </table:table-cell>
          <table:table-cell table:style-name="Таблица5.A1" office:value-type="string">
            <text:p text:style-name="P2"/>
          </table:table-cell>
        </table:table-row>
        <table:table-row table:style-name="Таблица5.1">
          <table:table-cell table:style-name="Таблица5.A11" office:value-type="string">
            <text:p text:style-name="Standard">Вид промежуточной аттестации (итогового контроля по дисциплине), в том числе курсовое проектирование</text:p>
          </table:table-cell>
          <table:table-cell table:style-name="Таблица5.A1" office:value-type="string">
            <text:p text:style-name="P2">зачет</text:p>
          </table:table-cell>
          <table:table-cell table:style-name="Таблица5.A1" office:value-type="string">
            <text:p text:style-name="P2">зачет</text:p>
          </table:table-cell>
        </table:table-row>
      </table:table>
      <text:p text:style-name="P11"/>
      <text:p text:style-name="P4"><text:span text:style-name="T3">4. Содержание дисциплины</text:span></text:p>
      <text:p text:style-name="P4">4.1. Перечень разделов и тем дисциплины</text:p>
      <text:p text:style-name="P23"><text:s/></text:p>
      <text:p text:style-name="P23">1. Понятие высказывания. Операции над высказываниями.</text:p>
      <text:p text:style-name="P23">2. Законы логики высказываний.</text:p>
      <text:p text:style-name="P24">3. <text:span text:style-name="T8">Совершенные формы</text:span></text:p>
      <text:p text:style-name="P23">4. Логические следствия. Прямая и обратная теорема. Противоположная теорема</text:p>
      <text:p text:style-name="P23">5. Необходимые и достаточные условия. Принцип полной дизъюнкции</text:p>
      <text:p text:style-name="P23">6. Применение алгебры высказываний к релейно-контактным</text:p>
      <text:p text:style-name="P23">схемам. Логические элементы на полупроводниках</text:p>
      <text:p text:style-name="P23"><text:soft-page-break/>7. Основные понятия исчисления высказываний. Правила вывода в ИВ. Связь исчисления высказываний с алгеброй высказываний</text:p>
      <text:p text:style-name="P23">8. Логика предикатов. Основные понятия. Операции на предикатах</text:p>
      <text:p text:style-name="P23">9. Рекурсивные функции. Машины Тьюринга</text:p>
      <text:p text:style-name="P23">10. Заключение (интерактив - Групповая дискуссия)</text:p>
      <text:p text:style-name="P23"/>
      <text:p text:style-name="P15">4.2. Перечень лабораторных работ</text:p>
      <text:h text:style-name="P5" text:outline-level="1"><text:span text:style-name="T11"><text:tab/></text:span>Не предусмотрены</text:h>
      <text:h text:style-name="P5" text:outline-level="1">4.3. Перечень практических (семинарских) занятий</text:h>
      <text:h text:style-name="P5" text:outline-level="1"/>
      <text:p text:style-name="P25">1. Понятия высказываний. Таблицы истинности</text:p>
      <text:p text:style-name="P25">2. Законы логики высказываний. Совершенные формы</text:p>
      <text:p text:style-name="P25">3. Приложения логики высказываний. Логическое следование</text:p>
      <text:p text:style-name="P25">4. Приложения логики высказываний. Релейно-контактные схемы</text:p>
      <text:p text:style-name="P25">5. Исчисление высказываний. Деревья выводов</text:p>
      <text:p text:style-name="P25">6. Машина Тьюринга</text:p>
      <text:p text:style-name="P25">7. Заключение</text:p>
      <text:h text:style-name="P26" text:outline-level="1"/>
      <text:p text:style-name="P15">4.4. Перечень заданий по самостоятельной работе студентов (включая курсовой проект, курсовую работу)</text:p>
      <text:list xml:id="list823343804805170676" text:style-name="WWNum36">
        <text:list-item>
          <text:p text:style-name="P29"><text:span text:style-name="T4">Написание реферата на предложенную тему</text:span></text:p>
        </text:list-item>
        <text:list-item>
          <text:p text:style-name="P29"><text:span text:style-name="T4">Подготовка к практическим занятиям</text:span></text:p>
        </text:list-item>
        <text:list-item>
          <text:p text:style-name="P29"><text:span text:style-name="T4">Подготовка к зачету по теоретической части</text:span></text:p>
        </text:list-item>
      </text:list>
      <text:p text:style-name="P7"><text:span text:style-name="T3">5. Образовательные технологии, применяемые для реализации программы</text:span></text:p>
      <text:p text:style-name="P28"><text:span text:style-name="T4">В учебном процессе используются активные и интерактивные формы проведения занятий: групповая дискуссия (не менее 4 часов в семестр).</text:span></text:p>
      <text:p text:style-name="P12"/>
      <text:p text:style-name="P7"><text:span text:style-name="T3">6. Оценочные средства и технологии</text:span></text:p>
      <text:p text:style-name="P27"><text:span text:style-name="T4">Контроль качества подготовленности по дисциплине осуществляется с использованием рейтинговой системы оценки знаний.</text:span></text:p>
      <text:p text:style-name="P10"><text:soft-page-break/></text:p>
      <text:p text:style-name="P6"><text:span text:style-name="T3">7. Рекомендуемое информационное обеспечение дисциплины</text:span></text:p>
      <text:p text:style-name="P35"><text:bookmark-start text:name="_Toc432060228"/>7.1. Основная литература<text:bookmark-end text:name="_Toc432060228"/></text:p>
      <text:p text:style-name="P30"><text:span text:style-name="T9">1. Математическая логика и теория алгоритмов : учеб. пособие для вузов по специ-<text:line-break/>альностям "Комлекс. обеспечение информ. безопасности автоматизир. систем"/<text:line-break/>В. М. Зюзьков, А. А. Шелупанов . - М.: Горячая линия-Телеком, 2007. - 176 с.<text:line-break/>2. Математическая логика и теория алгоритмов для программистов : учеб. посо-<text:line-break/>бие по специальности &lt;Програм. обеспечение вычислит. техники и автоматизир.<text:line-break/>систем&gt; направления подгот. &lt;Информатики и вычислит. техника&gt; / Д. В. Грин-<text:line-break/>ченков, С. И. Потоцкий . - М.: КНОРУС, 2010. - 206 с. : a-ил.</text:span></text:p>
      <text:p text:style-name="P36">7.2. Дополнительная литература</text:p>
      <text:p text:style-name="P31"><text:span text:style-name="T8">1. 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text:line-break/>3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4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/text:span></text:p>
      <text:p text:style-name="P32"/>
      <text:p text:style-name="P14">7.3. Электронные образовательные ресурсы</text:p>
      <text:p text:style-name="P14">7.4. Ресурсы сети Интернет</text:p>
      <text:list xml:id="list7895154341316670449" text:style-name="WWNum39">
        <text:list-item>
          <text:p text:style-name="P8"><text:span text:style-name="T13">Информатика</text:span><text:bookmark text:name="_GoBack"/><text:span text:style-name="T13"> и информационные технологии в образовании</text:span><text:span text:style-name="T14">. </text:span><text:span text:style-name="T13">http://www.rusedu.</text:span><text:span text:style-name="T14"> </text:span><text:span text:style-name="T13">info/</text:span><text:span text:style-name="T14">.</text:span></text:p>
        </text:list-item>
        <text:list-item>
          <text:p text:style-name="P8"><text:span text:style-name="T13">Виртуальный компьютерный музей</text:span><text:span text:style-name="T14">.</text:span><text:span text:style-name="T13"> http://www.computer-museum.ru/.</text:span></text:p>
        </text:list-item>
        <text:list-item>
          <text:p text:style-name="P8"><text:span text:style-name="T13">Теоретический минимум по информатике</text:span><text:span text:style-name="T14">.</text:span><text:span text:style-name="T13"> http://teormin.ifmo.ru/.</text:span></text:p>
        </text:list-item>
        <text:list-item>
          <text:p text:style-name="P8"><text:span text:style-name="T13">Интернет-университет информационных технологий</text:span><text:span text:style-name="T14">. </text:span><text:span text:style-name="T13">http://www.intuit.ru/</text:span><text:span text:style-name="T14">.</text:span></text:p>
        </text:list-item>
        <text:list-item>
          <text:p text:style-name="P8"><text:span text:style-name="T13">Энциклопедия персонального компьютера</text:span><text:span text:style-name="T14">. </text:span><text:a xlink:type="simple" xlink:href="http://mega.km.ru/pc/" text:style-name="Internet_20_link" text:visited-style-name="Visited_20_Internet_20_Link"><text:span text:style-name="T13">http://mega.km.ru/pc/</text:span></text:a><text:span text:style-name="T14">.</text:span></text:p>
        </text:list-item>
        <text:list-item>
          <text:p text:style-name="P8"><text:span text:style-name="T14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14">http://www.</text:span></text:a><text:a xlink:type="simple" xlink:href="http://www.i-exam.ru/" text:style-name="Internet_20_link" text:visited-style-name="Visited_20_Internet_20_Link"><text:span text:style-name="T12">i</text:span></text:a><text:a xlink:type="simple" xlink:href="http://www.i-exam.ru/" text:style-name="Internet_20_link" text:visited-style-name="Visited_20_Internet_20_Link"><text:span text:style-name="T14">-</text:span></text:a><text:a xlink:type="simple" xlink:href="http://www.i-exam.ru/" text:style-name="Internet_20_link" text:visited-style-name="Visited_20_Internet_20_Link"><text:span text:style-name="T12">exam</text:span></text:a><text:a xlink:type="simple" xlink:href="http://www.i-exam.ru/" text:style-name="Internet_20_link" text:visited-style-name="Visited_20_Internet_20_Link"><text:span text:style-name="T14">.ru/</text:span></text:a><text:span text:style-name="T14">.</text:span></text:p>
        </text:list-item>
        <text:list-item>
          <text:p text:style-name="P34"><text:span text:style-name="T10">Иркутский национальный исследовательский технический университет (ИРНИТУ). www://istu.edu/.</text:span></text:p>
        </text:list-item>
        <text:list-item>
          <text:p text:style-name="P34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Максим Гаер</dc:creator>
    <meta:editing-cycles>3</meta:editing-cycles>
    <meta:print-date>2016-01-15T11:52:00</meta:print-date>
    <meta:creation-date>2016-09-16T06:31:00</meta:creation-date>
    <dc:date>2016-09-16T06:37:00</dc:date>
    <meta:editing-duration>PT1M</meta:editing-duration>
    <meta:generator>LibreOffice/5.1.5.2$Linux_X86_64 LibreOffice_project/10m0$Build-2</meta:generator>
    <meta:document-statistic meta:table-count="5" meta:image-count="0" meta:object-count="0" meta:page-count="4" meta:paragraph-count="101" meta:word-count="747" meta:character-count="6020" meta:non-whitespace-character-count="5377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